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2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Master1-Layout7-blank-En-blanc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2-Layout7-blank-En-blanco-title">
      <style:graphic-properties draw:stroke="none" draw:fill="none" draw:textarea-horizontal-align="left" draw:textarea-vertical-align="middle" draw:auto-grow-height="true" draw:auto-grow-width="false" fo:min-height="3.507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En-blanc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En-blanco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En-blanc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En-blanc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499cm" fo:line-height="150%" fo:text-align="start" fo:text-indent="0cm" style:punctuation-wrap="simple">
        <style:tab-stops/>
      </style:paragraph-properties>
    </style:style>
    <style:style style:name="P6" style:family="paragraph">
      <loext:graphic-properties draw:fill="none"/>
      <style:paragraph-properties style:writing-mode="lr-tb" style:font-independent-line-spacing="true"/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.101cm" fo:margin-bottom="0.6cm" fo:line-height="115%" fo:text-indent="0cm" style:punctuation-wrap="simple">
        <style:tab-stops/>
      </style:paragraph-properties>
    </style:style>
    <style:style style:name="P8" style:family="paragraph">
      <style:paragraph-properties fo:margin-left="0cm" fo:margin-right="0cm" fo:margin-top="0.101cm" fo:margin-bottom="0.499cm" fo:line-height="115%" fo:text-indent="0cm" style:punctuation-wrap="simple">
        <style:tab-stops/>
      </style:paragraph-properties>
    </style:style>
    <style:style style:name="P9" style:family="paragraph">
      <style:paragraph-properties fo:margin-left="0cm" fo:margin-right="0cm" fo:margin-top="0.101cm" fo:margin-bottom="0.499cm" fo:line-height="115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oto Sans Regular1" fo:font-size="14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Noto Sans Regular" fo:font-size="48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Noto Sans Regular" fo:font-size="44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Calibri" fo:font-size="22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Calibri" fo:font-size="22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1" fo:font-size="14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Calibri" fo:font-size="28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Calibri" fo:font-size="26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variant="normal" fo:text-transform="none" fo:color="#333333" style:text-line-through-style="none" style:text-line-through-type="none" style:text-position="0% 100%" style:font-name="Noto Sans Regular" fo:font-size="36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Noto Sans Regular" fo:font-size="40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333333" style:text-line-through-style="none" style:text-line-through-type="none" style:text-position="0% 100%" style:font-name="Calibri" fo:font-size="20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333333" style:text-line-through-style="none" style:text-line-through-type="none" style:text-position="0% 100%" style:font-name="Calibri" fo:font-size="20pt" fo:letter-spacing="normal" fo:language="ca" fo:country="E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OpenSymbol" fo:color="#ef2929" fo:font-size="45%"/>
      </text:list-level-style-bullet>
      <text:list-level-style-bullet text:level="2" text:bullet-char="•">
        <style:list-level-properties text:space-before="1.905cm"/>
        <style:text-properties fo:font-family="OpenSymbol" fo:color="#ef2929" fo:font-size="45%"/>
      </text:list-level-style-bullet>
      <text:list-level-style-bullet text:level="3" text:bullet-char="•">
        <style:list-level-properties text:space-before="3.175cm"/>
        <style:text-properties fo:font-family="OpenSymbol" fo:color="#ef2929" fo:font-size="45%"/>
      </text:list-level-style-bullet>
      <text:list-level-style-bullet text:level="4" text:bullet-char="•">
        <style:list-level-properties text:space-before="4.445cm"/>
        <style:text-properties fo:font-family="OpenSymbol" fo:color="#ef2929" fo:font-size="45%"/>
      </text:list-level-style-bullet>
      <text:list-level-style-bullet text:level="5" text:bullet-char="•">
        <style:list-level-properties text:space-before="5.715cm"/>
        <style:text-properties fo:font-family="OpenSymbol" fo:color="#ef2929" fo:font-size="45%"/>
      </text:list-level-style-bullet>
      <text:list-level-style-bullet text:level="6" text:bullet-char="•">
        <style:list-level-properties text:space-before="6.985cm"/>
        <style:text-properties fo:font-family="OpenSymbol" fo:color="#ef2929" fo:font-size="45%"/>
      </text:list-level-style-bullet>
      <text:list-level-style-bullet text:level="7" text:bullet-char="•">
        <style:list-level-properties text:space-before="8.255cm"/>
        <style:text-properties fo:font-family="OpenSymbol" fo:color="#ef2929" fo:font-size="45%"/>
      </text:list-level-style-bullet>
      <text:list-level-style-bullet text:level="8" text:bullet-char="•">
        <style:list-level-properties text:space-before="9.525cm"/>
        <style:text-properties fo:font-family="OpenSymbol" fo:color="#ef2929" fo:font-size="45%"/>
      </text:list-level-style-bullet>
      <text:list-level-style-bullet text:level="9" text:bullet-char="•">
        <style:list-level-properties text:space-before="10.795cm"/>
        <style:text-properties fo:font-family="Open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ef2929" fo:font-size="45%"/>
      </text:list-level-style-bullet>
      <text:list-level-style-bullet text:level="2" text:bullet-char="●">
        <style:list-level-properties text:space-before="1.905cm"/>
        <style:text-properties fo:font-family="StarSymbol" fo:color="#ef2929" fo:font-size="45%"/>
      </text:list-level-style-bullet>
      <text:list-level-style-bullet text:level="3" text:bullet-char="●">
        <style:list-level-properties text:space-before="3.175cm"/>
        <style:text-properties fo:font-family="StarSymbol" fo:color="#ef2929" fo:font-size="45%"/>
      </text:list-level-style-bullet>
      <text:list-level-style-bullet text:level="4" text:bullet-char="●">
        <style:list-level-properties text:space-before="4.445cm"/>
        <style:text-properties fo:font-family="StarSymbol" fo:color="#ef2929" fo:font-size="45%"/>
      </text:list-level-style-bullet>
      <text:list-level-style-bullet text:level="5" text:bullet-char="●">
        <style:list-level-properties text:space-before="5.715cm"/>
        <style:text-properties fo:font-family="StarSymbol" fo:color="#ef2929" fo:font-size="45%"/>
      </text:list-level-style-bullet>
      <text:list-level-style-bullet text:level="6" text:bullet-char="●">
        <style:list-level-properties text:space-before="6.985cm"/>
        <style:text-properties fo:font-family="StarSymbol" fo:color="#ef2929" fo:font-size="45%"/>
      </text:list-level-style-bullet>
      <text:list-level-style-bullet text:level="7" text:bullet-char="●">
        <style:list-level-properties text:space-before="8.255cm"/>
        <style:text-properties fo:font-family="StarSymbol" fo:color="#ef2929" fo:font-size="45%"/>
      </text:list-level-style-bullet>
      <text:list-level-style-bullet text:level="8" text:bullet-char="●">
        <style:list-level-properties text:space-before="9.525cm"/>
        <style:text-properties fo:font-family="StarSymbol" fo:color="#ef2929" fo:font-size="45%"/>
      </text:list-level-style-bullet>
      <text:list-level-style-bullet text:level="9" text:bullet-char="●">
        <style:list-level-properties text:space-before="10.795cm"/>
        <style:text-properties fo:font-family="StarSymbol" fo:color="#ef292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fo:color="#ef2929" fo:font-size="75%"/>
      </text:list-level-style-bullet>
      <text:list-level-style-bullet text:level="2" text:bullet-char="–">
        <style:list-level-properties/>
        <style:text-properties fo:font-family="StarSymbol" fo:color="#ef2929" fo:font-size="75%"/>
      </text:list-level-style-bullet>
      <text:list-level-style-bullet text:level="3" text:bullet-char="–">
        <style:list-level-properties text:space-before="1.27cm"/>
        <style:text-properties fo:font-family="StarSymbol" fo:color="#ef2929" fo:font-size="75%"/>
      </text:list-level-style-bullet>
      <text:list-level-style-bullet text:level="4" text:bullet-char="–">
        <style:list-level-properties text:space-before="2.54cm"/>
        <style:text-properties fo:font-family="StarSymbol" fo:color="#ef2929" fo:font-size="75%"/>
      </text:list-level-style-bullet>
      <text:list-level-style-bullet text:level="5" text:bullet-char="–">
        <style:list-level-properties text:space-before="3.81cm"/>
        <style:text-properties fo:font-family="StarSymbol" fo:color="#ef2929" fo:font-size="75%"/>
      </text:list-level-style-bullet>
      <text:list-level-style-bullet text:level="6" text:bullet-char="–">
        <style:list-level-properties text:space-before="5.08cm"/>
        <style:text-properties fo:font-family="StarSymbol" fo:color="#ef2929" fo:font-size="75%"/>
      </text:list-level-style-bullet>
      <text:list-level-style-bullet text:level="7" text:bullet-char="–">
        <style:list-level-properties text:space-before="6.35cm"/>
        <style:text-properties fo:font-family="StarSymbol" fo:color="#ef2929" fo:font-size="75%"/>
      </text:list-level-style-bullet>
      <text:list-level-style-bullet text:level="8" text:bullet-char="–">
        <style:list-level-properties text:space-before="7.62cm"/>
        <style:text-properties fo:font-family="StarSymbol" fo:color="#ef2929" fo:font-size="75%"/>
      </text:list-level-style-bullet>
      <text:list-level-style-bullet text:level="9" text:bullet-char="–">
        <style:list-level-properties text:space-before="8.89cm"/>
        <style:text-properties fo:font-family="StarSymbol" fo:color="#ef292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En-blanco" presentation:presentation-page-layout-name="AL1T13">
        <draw:frame draw:name="Marcador de número de diapositiva 3" draw:style-name="gr1" draw:text-style-name="P2" draw:layer="layout" svg:width="6.523cm" svg:height="1.448cm" svg:x="20.076cm" svg:y="19.129cm">
          <draw:text-box>
            <text:p text:style-name="P1"><text:span text:style-name="T1"><text:page-number>&lt;number&gt;</text:page-number></text:span><text:span text:style-name="T1"><text:s/>/</text:span></text:p>
          </draw:text-box>
        </draw:frame>
        <draw:frame draw:name="Título 1" presentation:style-name="pr1" draw:text-style-name="P2" draw:layer="layout" svg:width="23.8cm" svg:height="4.615cm" svg:x="2cm" svg:y="7.185cm" presentation:class="title">
          <draw:text-box>
            <text:p text:style-name="P3"><text:span text:style-name="T2">M9 – UF1 – Seguretat i Criptografia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1" presentation:class="page"/>
          <draw:frame draw:name="Marcador de notas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En-blanco" presentation:presentation-page-layout-name="AL1T13">
        <draw:frame draw:name="Título 1" presentation:style-name="pr3" draw:text-style-name="P2" draw:layer="layout" svg:width="24.599cm" svg:height="3.507cm" svg:x="2cm" svg:y="0.836cm" presentation:class="title">
          <draw:text-box>
            <text:p text:style-name="P3"><text:span text:style-name="T4">Autoritats Certificadores</text:span></text:p>
          </draw:text-box>
        </draw:frame>
        <draw:frame draw:name="Marcador de texto 2" presentation:style-name="pr4" draw:text-style-name="P6" draw:layer="layout" svg:width="24cm" svg:height="13.8cm" svg:x="2cm" svg:y="4.6cm" presentation:class="outline" presentation:user-transformed="true">
          <draw:text-box>
            <text:list text:style-name="L2">
              <text:list-item>
                <text:p text:style-name="P5"><text:span text:style-name="T5">Una </text:span><text:span text:style-name="T6">autoritat de certificació</text:span><text:span text:style-name="T5"> (o CA, Certification Authority) és </text:span><text:span text:style-name="T5">una entitat que actua com a notari digital, de manera que </text:span><text:span text:style-name="T5">tothom implicat en un intercanvi de claus sota el seu paraigua </text:span><text:span text:style-name="T5">confia en què mai emetrà un certificat amb dades incorrectes.</text:span></text:p>
              </text:list-item>
              <text:list-item>
                <text:p text:style-name="P5"><text:span text:style-name="T5">Qualsevol pot actuar com una CA, però és clar, que algú </text:span><text:span text:style-name="T5">realment l’accepti com a tal ja dependrà del grau de confiança </text:span><text:span text:style-name="T5">que inspiri.</text:span></text:p>
              </text:list-item>
            </text:list>
            <text:list text:style-name="L3">
              <text:list-item>
                <text:p text:style-name="P5"><text:span text:style-name="T5">A nivell local pot ser una empresa que emeti certificats a nom </text:span><text:span text:style-name="T5">dels seus empleats.</text:span></text:p>
              </text:list-item>
              <text:list-item>
                <text:p text:style-name="P5"><text:span text:style-name="T5">A nivell estatal pot ser el govern qui emeti un <text:s/>DNI electrònic. </text:span><text:span text:style-name="T5">(Catcert o FNMT)</text:span></text:p>
              </text:list-item>
            </text:list>
          </draw:text-box>
        </draw:frame>
        <draw:frame draw:name="Marcador de número de diapositiva 3_5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2" presentation:class="page"/>
          <draw:frame draw:name="Marcador de notas 2"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En-blanco" presentation:presentation-page-layout-name="AL1T13">
        <draw:frame draw:name="Título 1" presentation:style-name="pr6" draw:text-style-name="P2" draw:layer="layout" svg:width="24.599cm" svg:height="3.507cm" svg:x="2cm" svg:y="0.836cm" presentation:class="title">
          <draw:text-box>
            <text:p text:style-name="P3"><text:span text:style-name="T4">Generació de certificats</text:span></text:p>
          </draw:text-box>
        </draw:frame>
        <draw:frame draw:name="Marcador de texto 2" presentation:style-name="pr4" draw:text-style-name="P2" draw:layer="layout" svg:width="24cm" svg:height="13.58cm" svg:x="2cm" svg:y="5.8cm" presentation:class="outline">
          <draw:text-box>
            <text:list text:style-name="L4">
              <text:list-item>
                <text:p text:style-name="P7"><text:span text:style-name="T8">Quan algú vol generar un certificat, envia una petició amb la seva clau pública i la seva identitat a l’autoritat.</text:span></text:p>
              </text:list-item>
              <text:list-item>
                <text:p text:style-name="P7"><text:span text:style-name="T8">Un cop la rep, l’autoritat comprova d’alguna manera que les dades del sol·licitant siguin reals i genera el certificat, signant-lo amb la seva clau privada.</text:span></text:p>
              </text:list-item>
              <text:list-item>
                <text:p text:style-name="P7"><text:span text:style-name="T8">La clau pública d’una CA es distribueix en un certificat digital autosignat.</text:span></text:p>
              </text:list-item>
            </text:list>
          </draw:text-box>
        </draw:frame>
        <draw:frame draw:name="Marcador de número de diapositiva 3_4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3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En-blanco" presentation:presentation-page-layout-name="AL1T13">
        <draw:frame draw:name="Título 1" presentation:style-name="pr6" draw:text-style-name="P2" draw:layer="layout" svg:width="24.599cm" svg:height="3.507cm" svg:x="2cm" svg:y="0.836cm" presentation:class="title">
          <draw:text-box>
            <text:p text:style-name="P3"><text:span text:style-name="T4">Autoritats Certificadores</text:span></text:p>
          </draw:text-box>
        </draw:frame>
        <draw:frame draw:name="Marcador de texto 2" presentation:style-name="pr4" draw:text-style-name="P2" draw:layer="layout" svg:width="24cm" svg:height="12.18cm" svg:x="1.6cm" svg:y="6cm" presentation:class="outline">
          <draw:text-box>
            <text:list text:style-name="L4">
              <text:list-item>
                <text:p text:style-name="P8"><text:span text:style-name="T8">Un cop s’ha generat un certificat (per exemple idCAT o DNIe) tothom que confiï en la veracitat de l’autoritat podrà confiar en què les dades que conté el certificat són correctes.</text:span></text:p>
              </text:list-item>
              <text:list-item>
                <text:p text:style-name="P8"><text:span text:style-name="T8">Per les propietats de la firma digital, ningú pot haver-lo falsificat.</text:span></text:p>
              </text:list-item>
            </text:list>
          </draw:text-box>
        </draw:frame>
        <draw:frame draw:name="Marcador de número de diapositiva 3_3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4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En-blanco" presentation:presentation-page-layout-name="AL1T13">
        <draw:frame draw:name="Título 1" presentation:style-name="pr6" draw:text-style-name="P2" draw:layer="layout" svg:width="24.599cm" svg:height="3.625cm" svg:x="2cm" svg:y="0.777cm" presentation:class="title">
          <draw:text-box>
            <text:p text:style-name="P3"><text:span text:style-name="T4">Comprovar la validesa d’un certificat digital.</text:span></text:p>
          </draw:text-box>
        </draw:frame>
        <draw:frame draw:name="Marcador de texto 2" presentation:style-name="pr4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8"><text:span text:style-name="T9">Per comprovar si realment un certificat ha estat emès per l’autoritat que posa al seu camp de l’emissor, s’han de fer un conjunt de comprovacions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9">Emprant la clau pública de la CA es comprova si la signatura digital és correcta.</text:span></text:p>
                  </text:list-item>
                  <text:list-item>
                    <text:p text:style-name="P9"><text:span text:style-name="T9">Es comprova la data d’emissió i d’expiració incloses en el propi certificat.</text:span></text:p>
                  </text:list-item>
                  <text:list-item>
                    <text:p text:style-name="P9"><text:span text:style-name="T9">Es comprova la llista de certificats revocats (CRL) de la CA per si s’ha revocat prematurament.</text:span></text:p>
                  </text:list-item>
                </text:list>
              </text:list-item>
            </text:list>
          </draw:text-box>
        </draw:frame>
        <draw:frame draw:name="Marcador de número de diapositiva 3_2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5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En-blanco" presentation:presentation-page-layout-name="AL1T13">
        <draw:frame draw:name="Título 1" presentation:style-name="pr6" draw:text-style-name="P2" draw:layer="layout" svg:width="24.599cm" svg:height="3.507cm" svg:x="2cm" svg:y="0.836cm" presentation:class="title">
          <draw:text-box>
            <text:p text:style-name="P3"><text:span text:style-name="T10">Infraestructura de clau pública (PKI)</text:span></text:p>
          </draw:text-box>
        </draw:frame>
        <draw:frame draw:name="Marcador de texto 2" presentation:style-name="pr4" draw:text-style-name="P2" draw:layer="layout" svg:width="24cm" svg:height="12.18cm" svg:x="2cm" svg:y="6cm" presentation:class="outline">
          <draw:text-box>
            <text:list text:style-name="L4">
              <text:list-item>
                <text:p text:style-name="P8"><text:span text:style-name="T8">Les CA són responsables de disposar d’una infraestructura que permeti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8">La generació de certificats.</text:span></text:p>
                  </text:list-item>
                  <text:list-item>
                    <text:p text:style-name="P9"><text:span text:style-name="T8">L’intercanvi de claus públiques.</text:span></text:p>
                  </text:list-item>
                  <text:list-item>
                    <text:p text:style-name="P9"><text:span text:style-name="T8">Revocar (donar de baixa) certificats emesos</text:span></text:p>
                  </text:list-item>
                </text:list>
              </text:list-item>
            </text:list>
          </draw:text-box>
        </draw:frame>
        <draw:frame draw:name="Marcador de número de diapositiva 3_1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6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En-blanco" presentation:presentation-page-layout-name="AL1T13">
        <draw:frame draw:name="Título 1" presentation:style-name="pr6" draw:text-style-name="P2" draw:layer="layout" svg:width="24.599cm" svg:height="3.507cm" svg:x="2cm" svg:y="0.836cm" presentation:class="title">
          <draw:text-box>
            <text:p text:style-name="P3"><text:span text:style-name="T4">Magatzem de claus</text:span></text:p>
          </draw:text-box>
        </draw:frame>
        <draw:frame draw:name="Marcador de texto 2" presentation:style-name="pr4" draw:text-style-name="P2" draw:layer="layout" svg:width="24cm" svg:height="12.18cm" svg:x="2cm" svg:y="4.62cm" presentation:class="outline">
          <draw:text-box>
            <text:list text:style-name="L4">
              <text:list-item>
                <text:p text:style-name="P8"><text:span text:style-name="T8">Un magatzem de claus (o keystore, en anglès) és un magatzem (repository) que permet emmagatzemar diverses claus criptogràfiques en un únic mitjà i que garanteix que el contingut es troba protegit mitjançant una contrasenya, en cas de pèrdua o robatori.</text:span></text:p>
              </text:list-item>
              <text:list-item>
                <text:p text:style-name="P8"><text:span text:style-name="T8">Un magatzem de claus pot ser un fitxer o pot estar associat a un maquinari (per exemple el DNI-e o qualsevol tarja que incorpori un xip identificatiu)</text:span></text:p>
              </text:list-item>
            </text:list>
          </draw:text-box>
        </draw:frame>
        <draw:frame draw:name="Marcador de número de diapositiva 3_0" draw:style-name="gr1" draw:text-style-name="P2" draw:layer="layout" svg:width="2.799cm" svg:height="1.448cm" svg:x="23.801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7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En-blanco" presentation:presentation-page-layout-name="AL1T13">
        <draw:frame draw:name="Marcador de número de diapositiva 3" draw:style-name="gr1" draw:text-style-name="P2" draw:layer="layout" svg:width="2.799cm" svg:height="1.448cm" svg:x="23.8cm" svg:y="19.13cm">
          <draw:text-box>
            <text:p text:style-name="P1"><text:span text:style-name="T7"><text:page-number>&lt;number&gt;</text:page-number></text:span><text:span text:style-name="T7"><text:s/>/ </text:span><text:span text:style-name="T7"><text:page-count>8</text:page-count></text:span></text:p>
          </draw:text-box>
        </draw:frame>
        <draw:frame draw:name="Título 1" presentation:style-name="pr6" draw:text-style-name="P2" draw:layer="layout" svg:width="24.599cm" svg:height="3.625cm" svg:x="2cm" svg:y="0.777cm" presentation:class="title">
          <draw:text-box>
            <text:p text:style-name="P3"><text:span text:style-name="T11">Format d’un certificat digital</text:span></text:p>
          </draw:text-box>
        </draw:frame>
        <draw:frame draw:name="Marcador de texto 2" presentation:style-name="pr4" draw:text-style-name="P2" draw:layer="layout" svg:width="25.2cm" svg:height="13.18cm" svg:x="0.8cm" svg:y="5cm" presentation:class="outline">
          <draw:text-box>
            <text:list text:style-name="L4">
              <text:list-item>
                <text:p text:style-name="P8"><text:span text:style-name="T12">El format més emprat per fer un certificat digital és el </text:span><text:span text:style-name="T13">format X-509</text:span><text:span text:style-name="T12"> que ha de contenir com a mínim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12">La </text:span><text:span text:style-name="T13">signatura de l’autoritat certificadora</text:span><text:span text:style-name="T12">.</text:span></text:p>
                  </text:list-item>
                  <text:list-item>
                    <text:p text:style-name="P9"><text:span text:style-name="T13">Nom, adreça i domicili del subscriptor.</text:span></text:p>
                  </text:list-item>
                  <text:list-item>
                    <text:p text:style-name="P9"><text:span text:style-name="T13">Identificació del subscriptor </text:span><text:span text:style-name="T12">nomenat en el certificat.</text:span></text:p>
                  </text:list-item>
                  <text:list-item>
                    <text:p text:style-name="P9"><text:span text:style-name="T13">El nom, l'adreça i el lloc</text:span><text:span text:style-name="T12"> on realitza activitats l</text:span><text:span text:style-name="T13">'entitat de certificació</text:span><text:span text:style-name="T12">.</text:span></text:p>
                  </text:list-item>
                  <text:list-item>
                    <text:p text:style-name="P9"><text:span text:style-name="T13">La clau pública de l'usuari</text:span><text:span text:style-name="T12">.</text:span></text:p>
                  </text:list-item>
                  <text:list-item>
                    <text:p text:style-name="P9"><text:span text:style-name="T12">La </text:span><text:span text:style-name="T13">metodologia per a verificar la signatura digital</text:span><text:span text:style-name="T12"> del subscriptor imposada en el missatge de dades.</text:span></text:p>
                  </text:list-item>
                  <text:list-item>
                    <text:p text:style-name="P9"><text:span text:style-name="T12">El </text:span><text:span text:style-name="T13">nombre de sèrie</text:span><text:span text:style-name="T12"> del certificat.</text:span></text:p>
                  </text:list-item>
                  <text:list-item>
                    <text:p text:style-name="P9"><text:span text:style-name="T13">Data d'emissió i expiració</text:span><text:span text:style-name="T12"> del certificat</text:span><text:span text:style-name="T5">.</text:span></text:p>
                  </text:list-item>
                </text:list>
              </text:list-item>
            </text:list>
          </draw:text-box>
        </draw:frame>
        <presentation:notes draw:style-name="dp2">
          <draw:frame draw:name="Marcador de número de diapositiva 6" draw:style-name="gr2" draw:text-style-name="P2" draw:layer="layout" svg:width="9.113cm" svg:height="1.484cm" svg:x="11.886cm" svg:y="28.215cm">
            <draw:text-box>
              <text:p text:style-name="P1"><text:span text:style-name="T3"><text:page-number>&lt;number&gt;</text:page-number></text:span></text:p>
            </draw:text-box>
          </draw:frame>
          <draw:page-thumbnail draw:name="Marcador de imagen de diapositiva 1" draw:style-name="gr3" draw:layer="layout" svg:width="14.848cm" svg:height="11.135cm" svg:x="3.074cm" svg:y="2.258cm" draw:page-number="8" presentation:class="page"/>
          <draw:frame draw:name="Marcador de notas 2"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2" svg:font-family="Calibri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Noto Sans Bold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Impress-background" style:family="presentation">
      <style:graphic-properties draw:stroke="none" draw:fill="solid" draw:fill-color="#ffffff" draw:opacity="100%"/>
      <style:text-properties style:letter-kerning="true"/>
    </style:style>
    <style:style style:name="Master1-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mp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mpress-outline1" style:family="presentation">
      <style:graphic-properties draw:stroke="none" draw:fill="none" draw:auto-grow-height="false" draw:fit-to-size="shrink-to-fit" style:shrink-to-fit="true">
        <text:list-style style:name="Master1-Imp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-outline2" style:family="presentation" style:parent-style-name="Master1-Impress-outline1">
      <style:paragraph-properties fo:margin-top="0.4cm" fo:margin-bottom="0cm"/>
      <style:text-properties fo:font-size="28pt" style:font-size-asian="28pt" style:font-size-complex="28pt"/>
    </style:style>
    <style:style style:name="Master1-Impress-outline3" style:family="presentation" style:parent-style-name="Master1-Impress-outline2">
      <style:paragraph-properties fo:margin-top="0.3cm" fo:margin-bottom="0cm"/>
      <style:text-properties fo:font-size="24pt" style:font-size-asian="24pt" style:font-size-complex="24pt"/>
    </style:style>
    <style:style style:name="Master1-Impress-outline4" style:family="presentation" style:parent-style-name="Master1-Impress-outline3">
      <style:paragraph-properties fo:margin-top="0.2cm" fo:margin-bottom="0cm"/>
      <style:text-properties fo:font-size="20pt" style:font-size-asian="20pt" style:font-size-complex="20pt"/>
    </style:style>
    <style:style style:name="Master1-Impress-outline5" style:family="presentation" style:parent-style-name="Master1-Impress-outline4">
      <style:paragraph-properties fo:margin-top="0.1cm" fo:margin-bottom="0cm"/>
      <style:text-properties fo:font-size="20pt" style:font-size-asian="20pt" style:font-size-complex="20pt"/>
    </style:style>
    <style:style style:name="Master1-Impress-outline6" style:family="presentation" style:parent-style-name="Master1-Impress-outline5">
      <style:paragraph-properties fo:margin-top="0.1cm" fo:margin-bottom="0cm"/>
      <style:text-properties fo:font-size="20pt" style:font-size-asian="20pt" style:font-size-complex="20pt"/>
    </style:style>
    <style:style style:name="Master1-Impress-outline7" style:family="presentation" style:parent-style-name="Master1-Impress-outline6">
      <style:paragraph-properties fo:margin-top="0.1cm" fo:margin-bottom="0cm"/>
      <style:text-properties fo:font-size="20pt" style:font-size-asian="20pt" style:font-size-complex="20pt"/>
    </style:style>
    <style:style style:name="Master1-Impress-outline8" style:family="presentation" style:parent-style-name="Master1-Impress-outline7">
      <style:paragraph-properties fo:margin-top="0.1cm" fo:margin-bottom="0cm"/>
      <style:text-properties fo:font-size="20pt" style:font-size-asian="20pt" style:font-size-complex="20pt"/>
    </style:style>
    <style:style style:name="Master1-Impress-outline9" style:family="presentation" style:parent-style-name="Master1-Impress-outline8">
      <style:paragraph-properties fo:margin-top="0.1cm" fo:margin-bottom="0cm"/>
      <style:text-properties fo:font-size="20pt" style:font-size-asian="20pt" style:font-size-complex="20pt"/>
    </style:style>
    <style:style style:name="Master1-Impress-subtitle" style:family="presentation">
      <style:graphic-properties draw:stroke="none" draw:fill="none" draw:textarea-vertical-align="middle">
        <text:list-style style:name="Master1-Imp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mpress-title" style:family="presentation">
      <style:graphic-properties draw:stroke="none" draw:fill="none" draw:textarea-vertical-align="middle">
        <text:list-style style:name="Master1-Imp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shrink-to-fit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shrink-to-fit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shrink-to-fit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shrink-to-fit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1" style:family="presentation">
      <style:graphic-properties draw:stroke="none" draw:fill="none" draw:auto-grow-height="false" draw:fit-to-size="shrink-to-fit" style:shrink-to-fit="true">
        <text:list-style style:name="Master1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outline2" style:family="presentation" style:parent-style-name="Master1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el-título-outline3" style:family="presentation" style:parent-style-name="Master1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el-título-outline4" style:family="presentation" style:parent-style-name="Master1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el-título-outline5" style:family="presentation" style:parent-style-name="Master1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6" style:family="presentation" style:parent-style-name="Master1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7" style:family="presentation" style:parent-style-name="Master1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8" style:family="presentation" style:parent-style-name="Master1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outline9" style:family="presentation" style:parent-style-name="Master1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el-título-subtitle" style:family="presentation">
      <style:graphic-properties draw:stroke="none" draw:fill="none" draw:textarea-vertical-align="middle">
        <text:list-style style:name="Master1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el-título-title" style:family="presentation">
      <style:graphic-properties draw:stroke="none" draw:fill="none" draw:textarea-vertical-align="middle">
        <text:list-style style:name="Master1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shrink-to-fit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shrink-to-fit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shrink-to-fit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Impress1-background" style:family="presentation">
      <style:graphic-properties draw:stroke="none" draw:fill="solid" draw:fill-color="#ffffff" draw:opacity="100%"/>
      <style:text-properties style:letter-kerning="true"/>
    </style:style>
    <style:style style:name="Master2-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Impres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Impress1-outline1" style:family="presentation">
      <style:graphic-properties draw:stroke="none" draw:fill="none" draw:auto-grow-height="false" draw:fit-to-size="shrink-to-fit" style:shrink-to-fit="true">
        <text:list-style style:name="Master2-Impres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mpress1-outline2" style:family="presentation" style:parent-style-name="Master2-Impress1-outline1">
      <style:paragraph-properties fo:margin-top="0.4cm" fo:margin-bottom="0cm"/>
      <style:text-properties fo:font-size="28pt" style:font-size-asian="28pt" style:font-size-complex="28pt"/>
    </style:style>
    <style:style style:name="Master2-Impress1-outline3" style:family="presentation" style:parent-style-name="Master2-Impress1-outline2">
      <style:paragraph-properties fo:margin-top="0.3cm" fo:margin-bottom="0cm"/>
      <style:text-properties fo:font-size="24pt" style:font-size-asian="24pt" style:font-size-complex="24pt"/>
    </style:style>
    <style:style style:name="Master2-Impress1-outline4" style:family="presentation" style:parent-style-name="Master2-Impress1-outline3">
      <style:paragraph-properties fo:margin-top="0.2cm" fo:margin-bottom="0cm"/>
      <style:text-properties fo:font-size="20pt" style:font-size-asian="20pt" style:font-size-complex="20pt"/>
    </style:style>
    <style:style style:name="Master2-Impress1-outline5" style:family="presentation" style:parent-style-name="Master2-Impress1-outline4">
      <style:paragraph-properties fo:margin-top="0.1cm" fo:margin-bottom="0cm"/>
      <style:text-properties fo:font-size="20pt" style:font-size-asian="20pt" style:font-size-complex="20pt"/>
    </style:style>
    <style:style style:name="Master2-Impress1-outline6" style:family="presentation" style:parent-style-name="Master2-Impress1-outline5">
      <style:paragraph-properties fo:margin-top="0.1cm" fo:margin-bottom="0cm"/>
      <style:text-properties fo:font-size="20pt" style:font-size-asian="20pt" style:font-size-complex="20pt"/>
    </style:style>
    <style:style style:name="Master2-Impress1-outline7" style:family="presentation" style:parent-style-name="Master2-Impress1-outline6">
      <style:paragraph-properties fo:margin-top="0.1cm" fo:margin-bottom="0cm"/>
      <style:text-properties fo:font-size="20pt" style:font-size-asian="20pt" style:font-size-complex="20pt"/>
    </style:style>
    <style:style style:name="Master2-Impress1-outline8" style:family="presentation" style:parent-style-name="Master2-Impress1-outline7">
      <style:paragraph-properties fo:margin-top="0.1cm" fo:margin-bottom="0cm"/>
      <style:text-properties fo:font-size="20pt" style:font-size-asian="20pt" style:font-size-complex="20pt"/>
    </style:style>
    <style:style style:name="Master2-Impress1-outline9" style:family="presentation" style:parent-style-name="Master2-Impress1-outline8">
      <style:paragraph-properties fo:margin-top="0.1cm" fo:margin-bottom="0cm"/>
      <style:text-properties fo:font-size="20pt" style:font-size-asian="20pt" style:font-size-complex="20pt"/>
    </style:style>
    <style:style style:name="Master2-Impress1-subtitle" style:family="presentation">
      <style:graphic-properties draw:stroke="none" draw:fill="none" draw:textarea-vertical-align="middle">
        <text:list-style style:name="Master2-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Impress1-title" style:family="presentation">
      <style:graphic-properties draw:stroke="none" draw:fill="none" draw:textarea-vertical-align="middle">
        <text:list-style style:name="Master2-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1" style:family="presentation">
      <style:graphic-properties draw:stroke="none" draw:fill="none" draw:auto-grow-height="false" draw:fit-to-size="shrink-to-fit" style:shrink-to-fit="true">
        <text:list-style style:name="Master2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outline2" style:family="presentation" style:parent-style-name="Master2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2-Layout1-title-Diapositiva-de-título-outline3" style:family="presentation" style:parent-style-name="Master2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2-Layout1-title-Diapositiva-de-título-outline4" style:family="presentation" style:parent-style-name="Master2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2-Layout1-title-Diapositiva-de-título-outline5" style:family="presentation" style:parent-style-name="Master2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6" style:family="presentation" style:parent-style-name="Master2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7" style:family="presentation" style:parent-style-name="Master2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8" style:family="presentation" style:parent-style-name="Master2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outline9" style:family="presentation" style:parent-style-name="Master2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2-Layout1-title-Diapositiva-de-título-subtitle" style:family="presentation">
      <style:graphic-properties draw:stroke="none" draw:fill="none" draw:textarea-vertical-align="middle">
        <text:list-style style:name="Master2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a-de-título-title" style:family="presentation">
      <style:graphic-properties draw:stroke="none" draw:fill="none" draw:textarea-vertical-align="middle">
        <text:list-style style:name="Master2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1" style:family="presentation">
      <style:graphic-properties draw:stroke="none" draw:fill="none" draw:auto-grow-height="false" draw:fit-to-size="shrink-to-fit" style:shrink-to-fit="true">
        <text:list-style style:name="Master2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outline2" style:family="presentation" style:parent-style-name="Master2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2-Layout2-obj-Título-y-objetos-outline3" style:family="presentation" style:parent-style-name="Master2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2-Layout2-obj-Título-y-objetos-outline4" style:family="presentation" style:parent-style-name="Master2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2-Layout2-obj-Título-y-objetos-outline5" style:family="presentation" style:parent-style-name="Master2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6" style:family="presentation" style:parent-style-name="Master2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7" style:family="presentation" style:parent-style-name="Master2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8" style:family="presentation" style:parent-style-name="Master2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outline9" style:family="presentation" style:parent-style-name="Master2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2-Layout2-obj-Título-y-objetos-subtitle" style:family="presentation">
      <style:graphic-properties draw:stroke="none" draw:fill="none" draw:textarea-vertical-align="middle">
        <text:list-style style:name="Master2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y-objetos-title" style:family="presentation">
      <style:graphic-properties draw:stroke="none" draw:fill="none" draw:textarea-vertical-align="middle">
        <text:list-style style:name="Master2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1" style:family="presentation">
      <style:graphic-properties draw:stroke="none" draw:fill="none" draw:auto-grow-height="false" draw:fit-to-size="shrink-to-fit" style:shrink-to-fit="true">
        <text:list-style style:name="Master2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outline2" style:family="presentation" style:parent-style-name="Master2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2-Layout3-secHead-Encabezado-de-sección-outline3" style:family="presentation" style:parent-style-name="Master2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2-Layout3-secHead-Encabezado-de-sección-outline4" style:family="presentation" style:parent-style-name="Master2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2-Layout3-secHead-Encabezado-de-sección-outline5" style:family="presentation" style:parent-style-name="Master2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6" style:family="presentation" style:parent-style-name="Master2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7" style:family="presentation" style:parent-style-name="Master2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8" style:family="presentation" style:parent-style-name="Master2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outline9" style:family="presentation" style:parent-style-name="Master2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2-Layout3-secHead-Encabezado-de-sección-subtitle" style:family="presentation">
      <style:graphic-properties draw:stroke="none" draw:fill="none" draw:textarea-vertical-align="middle">
        <text:list-style style:name="Master2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Encabezado-de-sección-title" style:family="presentation">
      <style:graphic-properties draw:stroke="none" draw:fill="none" draw:textarea-vertical-align="middle">
        <text:list-style style:name="Master2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1" style:family="presentation">
      <style:graphic-properties draw:stroke="none" draw:fill="none" draw:auto-grow-height="false" draw:fit-to-size="shrink-to-fit" style:shrink-to-fit="true">
        <text:list-style style:name="Master2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outline2" style:family="presentation" style:parent-style-name="Master2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2-Layout4-twoObj-Dos-objetos-outline3" style:family="presentation" style:parent-style-name="Master2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2-Layout4-twoObj-Dos-objetos-outline4" style:family="presentation" style:parent-style-name="Master2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2-Layout4-twoObj-Dos-objetos-outline5" style:family="presentation" style:parent-style-name="Master2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6" style:family="presentation" style:parent-style-name="Master2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7" style:family="presentation" style:parent-style-name="Master2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8" style:family="presentation" style:parent-style-name="Master2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2-Layout4-twoObj-Dos-objetos-outline9" style:family="presentation" style:parent-style-name="Master2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2-Layout4-twoObj-Dos-objetos-subtitle" style:family="presentation">
      <style:graphic-properties draw:stroke="none" draw:fill="none" draw:textarea-vertical-align="middle">
        <text:list-style style:name="Master2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os-objetos-title" style:family="presentation">
      <style:graphic-properties draw:stroke="none" draw:fill="none" draw:textarea-vertical-align="middle">
        <text:list-style style:name="Master2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1" style:family="presentation">
      <style:graphic-properties draw:stroke="none" draw:fill="none" draw:auto-grow-height="false" draw:fit-to-size="shrink-to-fit" style:shrink-to-fit="true">
        <text:list-style style:name="Master2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outline2" style:family="presentation" style:parent-style-name="Master2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ación-outline3" style:family="presentation" style:parent-style-name="Master2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ación-outline4" style:family="presentation" style:parent-style-name="Master2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ación-outline5" style:family="presentation" style:parent-style-name="Master2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6" style:family="presentation" style:parent-style-name="Master2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7" style:family="presentation" style:parent-style-name="Master2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8" style:family="presentation" style:parent-style-name="Master2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outline9" style:family="presentation" style:parent-style-name="Master2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ación-subtitle" style:family="presentation">
      <style:graphic-properties draw:stroke="none" draw:fill="none" draw:textarea-vertical-align="middle">
        <text:list-style style:name="Master2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ción-title" style:family="presentation">
      <style:graphic-properties draw:stroke="none" draw:fill="none" draw:textarea-vertical-align="middle">
        <text:list-style style:name="Master2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So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1" style:family="presentation">
      <style:graphic-properties draw:stroke="none" draw:fill="none" draw:auto-grow-height="false" draw:fit-to-size="shrink-to-fit" style:shrink-to-fit="true">
        <text:list-style style:name="Master2-Layout6-titleOnly-So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outline2" style:family="presentation" style:parent-style-name="Master2-Layout6-titleOnly-Solo-el-título-outline1">
      <style:paragraph-properties fo:margin-top="0.4cm" fo:margin-bottom="0cm"/>
      <style:text-properties fo:font-size="28pt" style:font-size-asian="28pt" style:font-size-complex="28pt"/>
    </style:style>
    <style:style style:name="Master2-Layout6-titleOnly-Solo-el-título-outline3" style:family="presentation" style:parent-style-name="Master2-Layout6-titleOnly-Solo-el-título-outline2">
      <style:paragraph-properties fo:margin-top="0.3cm" fo:margin-bottom="0cm"/>
      <style:text-properties fo:font-size="24pt" style:font-size-asian="24pt" style:font-size-complex="24pt"/>
    </style:style>
    <style:style style:name="Master2-Layout6-titleOnly-Solo-el-título-outline4" style:family="presentation" style:parent-style-name="Master2-Layout6-titleOnly-Solo-el-título-outline3">
      <style:paragraph-properties fo:margin-top="0.2cm" fo:margin-bottom="0cm"/>
      <style:text-properties fo:font-size="20pt" style:font-size-asian="20pt" style:font-size-complex="20pt"/>
    </style:style>
    <style:style style:name="Master2-Layout6-titleOnly-Solo-el-título-outline5" style:family="presentation" style:parent-style-name="Master2-Layout6-titleOnly-Solo-el-título-outline4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6" style:family="presentation" style:parent-style-name="Master2-Layout6-titleOnly-Solo-el-título-outline5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7" style:family="presentation" style:parent-style-name="Master2-Layout6-titleOnly-Solo-el-título-outline6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8" style:family="presentation" style:parent-style-name="Master2-Layout6-titleOnly-Solo-el-título-outline7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outline9" style:family="presentation" style:parent-style-name="Master2-Layout6-titleOnly-Solo-el-título-outline8">
      <style:paragraph-properties fo:margin-top="0.1cm" fo:margin-bottom="0cm"/>
      <style:text-properties fo:font-size="20pt" style:font-size-asian="20pt" style:font-size-complex="20pt"/>
    </style:style>
    <style:style style:name="Master2-Layout6-titleOnly-Solo-el-título-subtitle" style:family="presentation">
      <style:graphic-properties draw:stroke="none" draw:fill="none" draw:textarea-vertical-align="middle">
        <text:list-style style:name="Master2-Layout6-titleOnly-So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lo-el-título-title" style:family="presentation">
      <style:graphic-properties draw:stroke="none" draw:fill="none" draw:textarea-vertical-align="middle">
        <text:list-style style:name="Master2-Layout6-titleOnly-So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1" style:family="presentation">
      <style:graphic-properties draw:stroke="none" draw:fill="none" draw:auto-grow-height="false" draw:fit-to-size="shrink-to-fit" style:shrink-to-fit="true">
        <text:list-style style:name="Master2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outline2" style:family="presentation" style:parent-style-name="Master2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2-Layout7-blank-En-blanco-outline3" style:family="presentation" style:parent-style-name="Master2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2-Layout7-blank-En-blanco-outline4" style:family="presentation" style:parent-style-name="Master2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2-Layout7-blank-En-blanco-outline5" style:family="presentation" style:parent-style-name="Master2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6" style:family="presentation" style:parent-style-name="Master2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7" style:family="presentation" style:parent-style-name="Master2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8" style:family="presentation" style:parent-style-name="Master2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2-Layout7-blank-En-blanco-outline9" style:family="presentation" style:parent-style-name="Master2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2-Layout7-blank-En-blanco-subtitle" style:family="presentation">
      <style:graphic-properties draw:stroke="none" draw:fill="none" draw:textarea-vertical-align="middle">
        <text:list-style style:name="Master2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n-blanco-title" style:family="presentation">
      <style:graphic-properties draw:stroke="none" draw:fill="none" draw:textarea-vertical-align="middle">
        <text:list-style style:name="Master2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1" style:family="presentation">
      <style:graphic-properties draw:stroke="none" draw:fill="none" draw:auto-grow-height="false" draw:fit-to-size="shrink-to-fit" style:shrink-to-fit="true">
        <text:list-style style:name="Master2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outline2" style:family="presentation" style:parent-style-name="Master2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ido-con-título-outline3" style:family="presentation" style:parent-style-name="Master2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ido-con-título-outline4" style:family="presentation" style:parent-style-name="Master2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ido-con-título-outline5" style:family="presentation" style:parent-style-name="Master2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6" style:family="presentation" style:parent-style-name="Master2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7" style:family="presentation" style:parent-style-name="Master2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8" style:family="presentation" style:parent-style-name="Master2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outline9" style:family="presentation" style:parent-style-name="Master2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ido-con-título-subtitle" style:family="presentation">
      <style:graphic-properties draw:stroke="none" draw:fill="none" draw:textarea-vertical-align="middle">
        <text:list-style style:name="Master2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ido-con-título-title" style:family="presentation">
      <style:graphic-properties draw:stroke="none" draw:fill="none" draw:textarea-vertical-align="middle">
        <text:list-style style:name="Master2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1" style:family="presentation">
      <style:graphic-properties draw:stroke="none" draw:fill="none" draw:auto-grow-height="false" draw:fit-to-size="shrink-to-fit" style:shrink-to-fit="true">
        <text:list-style style:name="Master2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outline2" style:family="presentation" style:parent-style-name="Master2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2-Layout9-picTx-Imagen-con-título-outline3" style:family="presentation" style:parent-style-name="Master2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2-Layout9-picTx-Imagen-con-título-outline4" style:family="presentation" style:parent-style-name="Master2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2-Layout9-picTx-Imagen-con-título-outline5" style:family="presentation" style:parent-style-name="Master2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6" style:family="presentation" style:parent-style-name="Master2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7" style:family="presentation" style:parent-style-name="Master2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8" style:family="presentation" style:parent-style-name="Master2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outline9" style:family="presentation" style:parent-style-name="Master2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2-Layout9-picTx-Imagen-con-título-subtitle" style:family="presentation">
      <style:graphic-properties draw:stroke="none" draw:fill="none" draw:textarea-vertical-align="middle">
        <text:list-style style:name="Master2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n-con-título-title" style:family="presentation">
      <style:graphic-properties draw:stroke="none" draw:fill="none" draw:textarea-vertical-align="middle">
        <text:list-style style:name="Master2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1" style:family="presentation">
      <style:graphic-properties draw:stroke="none" draw:fill="none" draw:auto-grow-height="false" draw:fit-to-size="shrink-to-fit" style:shrink-to-fit="true">
        <text:list-style style:name="Master2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outline2" style:family="presentation" style:parent-style-name="Master2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2-Layout10-vertTx-Título-y-texto-vertical-outline3" style:family="presentation" style:parent-style-name="Master2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2-Layout10-vertTx-Título-y-texto-vertical-outline4" style:family="presentation" style:parent-style-name="Master2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2-Layout10-vertTx-Título-y-texto-vertical-outline5" style:family="presentation" style:parent-style-name="Master2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6" style:family="presentation" style:parent-style-name="Master2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7" style:family="presentation" style:parent-style-name="Master2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8" style:family="presentation" style:parent-style-name="Master2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outline9" style:family="presentation" style:parent-style-name="Master2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2-Layout10-vertTx-Título-y-texto-vertical-subtitle" style:family="presentation">
      <style:graphic-properties draw:stroke="none" draw:fill="none" draw:textarea-vertical-align="middle">
        <text:list-style style:name="Master2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y-texto-vertical-title" style:family="presentation">
      <style:graphic-properties draw:stroke="none" draw:fill="none" draw:textarea-vertical-align="middle">
        <text:list-style style:name="Master2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1" style:family="presentation">
      <style:graphic-properties draw:stroke="none" draw:fill="none" draw:auto-grow-height="false" draw:fit-to-size="shrink-to-fit" style:shrink-to-fit="true">
        <text:list-style style:name="Master2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outline2" style:family="presentation" style:parent-style-name="Master2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Título-vertical-y-texto-outline3" style:family="presentation" style:parent-style-name="Master2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Título-vertical-y-texto-outline4" style:family="presentation" style:parent-style-name="Master2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Título-vertical-y-texto-outline5" style:family="presentation" style:parent-style-name="Master2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6" style:family="presentation" style:parent-style-name="Master2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7" style:family="presentation" style:parent-style-name="Master2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8" style:family="presentation" style:parent-style-name="Master2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outline9" style:family="presentation" style:parent-style-name="Master2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Título-vertical-y-texto-subtitle" style:family="presentation">
      <style:graphic-properties draw:stroke="none" draw:fill="none" draw:textarea-vertical-align="middle">
        <text:list-style style:name="Master2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vertical-y-texto-title" style:family="presentation">
      <style:graphic-properties draw:stroke="none" draw:fill="none" draw:textarea-vertical-align="middle">
        <text:list-style style:name="Master2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ef2929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Impres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Impres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Impres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Impres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Impres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Impres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a-de-títul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a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ítulo-y-objeto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Encabezado-de-secció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Encabezado-de-secció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os-objetos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ció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Solo-el-título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Imagen-con-título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ítulo-y-texto-vertical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Título-vertical-y-texto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Impress1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Impress1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Impres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Impres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Impres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Impres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Diapositiva-de-títu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Diapositiva-de-títu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Diapositiva-de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ítulo-y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ítulo-y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ítulo-y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Encabezado-de-secció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Encabezado-de-secció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Encabezado-de-sec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Dos-objetos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Dos-objeto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Dos-objeto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ació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ació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ació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ació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Solo-el-título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So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Solo-el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So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So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En-blanc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ido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ido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ido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ido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Imagen-con-título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Imagen-con-título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Imagen-con-títul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Imagen-con-títu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ítulo-y-texto-vertica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ítulo-y-texto-vertical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ítulo-y-texto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Título-vertical-y-texto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Título-vertical-y-texto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Título-vertical-y-tex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663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loext:graphic-properties draw:fill="solid" draw:fill-color="#ef2929" draw:opacity="100%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.663cm" fo:line-height="100%" fo:text-align="center" fo:text-indent="0cm" style:punctuation-wrap="simple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P14" style:family="paragraph">
      <style:paragraph-properties fo:margin-left="0cm" fo:margin-right="0cm" fo:margin-top="0cm" fo:margin-bottom="0.499cm" fo:line-height="100%" fo:text-indent="0cm" style:punctuation-wrap="simple">
        <style:tab-stops/>
      </style:paragraph-properties>
    </style:style>
    <style:style style:name="MP15" style:family="paragraph">
      <style:paragraph-properties fo:margin-left="0cm" fo:margin-right="0cm" fo:margin-top="0cm" fo:margin-bottom="0.499cm" fo:line-height="100%" fo:text-align="center" fo:text-indent="0cm" style:punctuation-wrap="simple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Noto Sans Bold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Noto Sans Regular1" fo:font-size="14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ca" fo:country="E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Noto Sans Regular" fo:font-size="6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333333" style:text-line-through-style="none" style:text-line-through-type="none" style:text-position="0% 100%" style:font-name="Noto Sans Regular" fo:font-size="4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Noto Sans Bold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333333" style:text-line-through-style="none" style:text-line-through-type="none" style:text-position="0% 100%" style:font-name="Noto Sans Bold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Noto Sans Regular" fo:font-size="32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333333" style:text-line-through-style="none" style:text-line-through-type="none" style:text-position="0% 100%" style:font-name="Noto Sans Bold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333333" style:text-line-through-style="none" style:text-line-through-type="none" style:text-position="0% 100%" style:font-name="Noto Sans Bold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6" style:family="text">
      <style:text-properties fo:font-variant="normal" fo:text-transform="none" fo:color="#333333" style:text-line-through-style="none" style:text-line-through-type="none" style:text-position="0% 100%" style:font-name="Noto Sans Regular" fo:font-size="2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7" style:family="text">
      <style:text-properties fo:font-variant="normal" fo:text-transform="none" fo:color="#333333" style:text-line-through-style="none" style:text-line-through-type="none" style:text-position="0% 100%" style:font-name="Noto Sans Regular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333333" style:text-line-through-style="none" style:text-line-through-type="none" style:text-position="0% 100%" style:font-name="Noto Sans Regular" fo:font-size="4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MT19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0" style:family="text">
      <style:text-properties fo:font-variant="normal" fo:text-transform="none" fo:color="#333333" style:text-line-through-style="none" style:text-line-through-type="none" style:text-position="0% 100%" style:font-name="Noto Sans Regular" fo:font-size="2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1" style:family="text">
      <style:text-properties fo:font-variant="normal" fo:text-transform="none" fo:color="#333333" style:text-line-through-style="none" style:text-line-through-type="none" style:text-position="0% 100%" style:font-name="Noto Sans Regular" fo:font-size="32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333333" style:text-line-through-style="none" style:text-line-through-type="none" style:text-position="0% 100%" style:font-name="Noto Sans Regular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Marcador de encabezado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2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Impress" style:page-layout-name="PM1" draw:style-name="Mdp1">
      <draw:frame draw:name="Marcador de título 1" presentation:style-name="Mpr1" draw:text-style-name="MP3" draw:layer="backgroundobjects" svg:width="23.8cm" svg:height="4cm" svg:x="2.2cm" svg:y="11.4cm" presentation:class="title">
        <draw:text-box>
          <text:p/>
        </draw:text-box>
      </draw:frame>
      <draw:frame draw:name="Marcador de texto 2" presentation:style-name="Mpr2" draw:text-style-name="MP3" draw:layer="backgroundobjects" svg:width="23.8cm" svg:height="2.729cm" svg:x="2.2cm" svg:y="16.4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4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3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draw:custom-shape draw:name="Forma libre 6" draw:style-name="Mgr3" draw:text-style-name="MP9" draw:layer="backgroundobjects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Marcador de imagen de diapositiva 1" presentation:style-name="Master1-Impress-title" draw:layer="backgroundobjects" svg:width="14.848cm" svg:height="11.136cm" svg:x="3.075cm" svg:y="2.257cm" presentation:class="page"/>
        <draw:frame draw:name="Marcador de nota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Forma libr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" draw:text-style-name="MP3" draw:layer="backgroundobjects" svg:width="20.999cm" svg:height="7.311cm" svg:x="3.501cm" svg:y="3.435cm" presentation:class="title">
        <draw:text-box>
          <text:p text:style-name="MP10"><text:span text:style-name="MT8">Haga clic para modificar el estilo de título del patrón</text:span></text:p>
        </draw:text-box>
      </draw:frame>
      <draw:frame draw:name="Subtítulo 2" presentation:style-name="Mpr8" draw:text-style-name="MP3" draw:layer="backgroundobjects" svg:width="20.999cm" svg:height="5.071cm" svg:x="3.501cm" svg:y="11.029cm" presentation:class="subtitle">
        <draw:text-box>
          <text:p text:style-name="MP11"><text:span text:style-name="MT2">Haga clic para editar el estilo de subtítulo del patrón</text:span></text:p>
        </draw:text-box>
      </draw:frame>
      <draw:frame draw:name="Marcador de fecha 3" presentation:style-name="Mpr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10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9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1-title-Diapositiva-de-título-title" draw:layer="backgroundobjects" svg:width="14.848cm" svg:height="11.136cm" svg:x="3.075cm" svg:y="2.257cm" presentation:class="page"/>
        <draw:frame draw:name="Marcador de nota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Forma libr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3" draw:text-style-name="MP3" draw:layer="backgroundobjects" svg:width="23.8cm" svg:height="4cm" svg:x="2.2cm" svg:y="11.4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contenido 2" presentation:style-name="Mpr14" draw:text-style-name="MP3" draw:layer="backgroundobjects" svg:width="23.8cm" svg:height="2.729cm" svg:x="2.2cm" svg:y="16.4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3" presentation:style-name="Mpr15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16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15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2-obj-Título-y-objetos-title" draw:layer="backgroundobjects" svg:width="14.848cm" svg:height="11.136cm" svg:x="3.075cm" svg:y="2.257cm" presentation:class="page"/>
        <draw:frame draw:name="Marcador de nota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Forma libr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9" draw:text-style-name="MP3" draw:layer="backgroundobjects" svg:width="24.152cm" svg:height="8.736cm" svg:x="1.909cm" svg:y="5.234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Marcador de tex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Editar el estilo de texto del patrón</text:span></text:p>
            </text:list-item>
          </text:list>
        </draw:text-box>
      </draw:frame>
      <draw:frame draw:name="Marcador de fecha 3" presentation:style-name="Mpr21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22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21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4.848cm" svg:height="11.136cm" svg:x="3.075cm" svg:y="2.257cm" presentation:class="page"/>
        <draw:frame draw:name="Marcador de nota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Forma libr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25" draw:text-style-name="MP3" draw:layer="backgroundobjects" svg:width="23.8cm" svg:height="4cm" svg:x="2.2cm" svg:y="11.4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contenido 2" presentation:style-name="Mpr26" draw:text-style-name="MP3" draw:layer="backgroundobjects" svg:width="11.686cm" svg:height="2.73cm" svg:x="2.2cm" svg:y="16.4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26" draw:text-style-name="MP3" draw:layer="backgroundobjects" svg:width="11.69cm" svg:height="2.73cm" svg:x="14.31cm" svg:y="16.4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4" presentation:style-name="Mpr2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5" presentation:style-name="Mpr28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6" presentation:style-name="Mpr27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4-twoObj-Dos-objetos-title" draw:layer="backgroundobjects" svg:width="14.848cm" svg:height="11.136cm" svg:x="3.075cm" svg:y="2.257cm" presentation:class="page"/>
        <draw:frame draw:name="Marcador de nota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Forma libre 9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1" draw:text-style-name="MP3" draw:layer="backgroundobjects" svg:width="24.152cm" svg:height="4.057cm" svg:x="1.927cm" svg:y="1.12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tex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Editar el estilo de texto del patrón</text:span></text:p>
            </text:list-item>
          </text:list>
        </draw:text-box>
      </draw:frame>
      <draw:frame draw:name="Marcador de contenido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Editar el estilo de texto del patrón</text:span></text:p>
            </text:list-item>
          </text:list>
        </draw:text-box>
      </draw:frame>
      <draw:frame draw:name="Marcador de contenido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Editar el estilo de texto del patrón</text:span><text:span text:style-name="MT2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6" presentation:style-name="Mpr34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7" presentation:style-name="Mpr35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8" presentation:style-name="Mpr34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4.848cm" svg:height="11.136cm" svg:x="3.075cm" svg:y="2.257cm" presentation:class="page"/>
        <draw:frame draw:name="Marcador de nota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6-titleOnly-Solo-el-título" style:page-layout-name="PM1" draw:style-name="Mdp1">
      <draw:custom-shape draw:name="Forma libre 5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38" draw:text-style-name="MP3" draw:layer="backgroundobjects" svg:width="23.8cm" svg:height="4cm" svg:x="2.2cm" svg:y="11.4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fecha 2" presentation:style-name="Mpr3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3" presentation:style-name="Mpr40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4" presentation:style-name="Mpr39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6-titleOnly-Solo-el-título-title" draw:layer="backgroundobjects" svg:width="14.848cm" svg:height="11.136cm" svg:x="3.075cm" svg:y="2.257cm" presentation:class="page"/>
        <draw:frame draw:name="Marcador de nota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Forma libre 4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Marcador de fecha 1" presentation:style-name="Mpr4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2" presentation:style-name="Mpr44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3" presentation:style-name="Mpr43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draw:frame presentation:style-name="Master1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1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4.848cm" svg:height="11.136cm" svg:x="3.075cm" svg:y="2.257cm" presentation:class="page"/>
        <draw:frame draw:name="Marcador de nota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Forma libr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47" draw:text-style-name="MP3" draw:layer="backgroundobjects" svg:width="9.031cm" svg:height="4.904cm" svg:x="1.927cm" svg:y="1.398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contenido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13">Editar el estilo de texto del patrón</text:span><text:span text:style-name="MT13"><text:line-break/></text:span><text:span text:style-name="MT14">Segundo nivel</text:span><text:span text:style-name="MT14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Editar el estilo de texto del patrón</text:span></text:p>
            </text:list-item>
          </text:list>
        </draw:text-box>
      </draw:frame>
      <draw:frame draw:name="Marcador de fecha 4" presentation:style-name="Mpr50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5" presentation:style-name="Mpr51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6" presentation:style-name="Mpr50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4.848cm" svg:height="11.136cm" svg:x="3.075cm" svg:y="2.257cm" presentation:class="page"/>
        <draw:frame draw:name="Marcador de nota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Forma libre 7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54" draw:text-style-name="MP3" draw:layer="backgroundobjects" svg:width="9.031cm" svg:height="4.904cm" svg:x="1.927cm" svg:y="1.398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posición de imagen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5">Editar el estilo de texto del patrón</text:span></text:p>
            </text:list-item>
          </text:list>
        </draw:text-box>
      </draw:frame>
      <draw:frame draw:name="Marcador de fecha 4" presentation:style-name="Mpr57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5" presentation:style-name="Mpr58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6" presentation:style-name="Mpr57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4.848cm" svg:height="11.136cm" svg:x="3.075cm" svg:y="2.257cm" presentation:class="page"/>
        <draw:frame draw:name="Marcador de nota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Forma libr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61" draw:text-style-name="MP3" draw:layer="backgroundobjects" svg:width="23.8cm" svg:height="4cm" svg:x="2.2cm" svg:y="11.4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texto vertical 2" presentation:style-name="Mpr62" draw:text-style-name="MP13" draw:layer="backgroundobjects" svg:width="23.8cm" svg:height="2.729cm" svg:x="2.2cm" svg:y="16.4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3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64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63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4.848cm" svg:height="11.136cm" svg:x="3.075cm" svg:y="2.257cm" presentation:class="page"/>
        <draw:frame draw:name="Marcador de nota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Forma libre 6" draw:style-name="Mgr3" draw:text-style-name="MP9" draw:layer="Master1-bg" svg:width="1.4cm" svg:height="3cm" svg:x="0cm" svg:y="12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67" draw:text-style-name="MP13" draw:layer="backgroundobjects" svg:width="5.949cm" svg:height="7.73cm" svg:x="20.051cm" svg:y="11.399cm" presentation:class="title">
        <draw:text-box>
          <text:p text:style-name="MP12"><text:span text:style-name="MT9">Haga clic para modificar el estilo de título del patrón</text:span></text:p>
        </draw:text-box>
      </draw:frame>
      <draw:frame draw:name="Marcador de texto vertical 2" presentation:style-name="Mpr68" draw:text-style-name="MP13" draw:layer="backgroundobjects" svg:width="17.427cm" svg:height="7.73cm" svg:x="2.2cm" svg:y="11.399cm" presentation:class="outline">
        <draw:text-box>
          <text:list text:style-name="ML2">
            <text:list-item>
              <text:p text:style-name="MP4"><text:span text:style-name="MT2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69" draw:text-style-name="MP3" draw:layer="backgroundobjects" svg:width="6.523cm" svg:height="1.448cm" svg:x="1.4cm" svg:y="19.129cm" presentation:class="date-time">
        <draw:text-box>
          <text:p/>
        </draw:text-box>
      </draw:frame>
      <draw:frame draw:name="Marcador de pie de página 4" presentation:style-name="Mpr70" draw:text-style-name="MP3" draw:layer="backgroundobjects" svg:width="8.875cm" svg:height="1.448cm" svg:x="9.576cm" svg:y="19.129cm" presentation:class="footer">
        <draw:text-box>
          <text:p/>
        </draw:text-box>
      </draw:frame>
      <draw:frame draw:name="Marcador de número de diapositiva 5" presentation:style-name="Mpr69" draw:text-style-name="MP3" draw:layer="backgroundobjects" svg:width="6.523cm" svg:height="1.448cm" svg:x="20.076cm" svg:y="19.129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4.848cm" svg:height="11.136cm" svg:x="3.075cm" svg:y="2.257cm" presentation:class="page"/>
        <draw:frame draw:name="Marcador de nota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Impress1" style:page-layout-name="PM1" draw:style-name="Mdp1">
      <draw:frame draw:name="Marcador de título 1" presentation:style-name="Mpr73" draw:text-style-name="MP3" draw:layer="backgroundobjects" svg:width="24.599cm" svg:height="3.507cm" svg:x="2cm" svg:y="0.836cm" presentation:class="title">
        <draw:text-box>
          <text:p/>
        </draw:text-box>
      </draw:frame>
      <draw:frame draw:name="Marcador de texto 2" presentation:style-name="Mpr74" draw:text-style-name="MP3" draw:layer="backgroundobjects" svg:width="24cm" svg:height="12.18cm" svg:x="2cm" svg:y="6cm" presentation:class="outline">
        <draw:text-box>
          <text:list text:style-name="ML2">
            <text:list-item>
              <text:p text:style-name="MP14"><text:span text:style-name="MT16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5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7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75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draw:custom-shape draw:name="Forma libre 6" draw:style-name="Mgr3" draw:text-style-name="MP9" draw:layer="backgroundobjects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M0">
        <draw:page-thumbnail draw:name="Marcador de imagen de diapositiva 1" presentation:style-name="Master2-Impress1-title" draw:layer="backgroundobjects" svg:width="14.848cm" svg:height="11.136cm" svg:x="3.075cm" svg:y="2.257cm" presentation:class="page"/>
        <draw:frame draw:name="Marcador de notas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1-title-Diapositiva-de-título" style:page-layout-name="PM1" draw:style-name="Mdp1">
      <draw:custom-shape draw:name="Forma libr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79" draw:text-style-name="MP3" draw:layer="backgroundobjects" svg:width="20.999cm" svg:height="7.311cm" svg:x="3.501cm" svg:y="3.435cm" presentation:class="title">
        <draw:text-box>
          <text:p text:style-name="MP10"><text:span text:style-name="MT8">Haga clic para modificar el estilo de título del patrón</text:span></text:p>
        </draw:text-box>
      </draw:frame>
      <draw:frame draw:name="Subtítulo 2" presentation:style-name="Mpr80" draw:text-style-name="MP3" draw:layer="backgroundobjects" svg:width="20.999cm" svg:height="5.071cm" svg:x="3.501cm" svg:y="11.029cm" presentation:class="subtitle">
        <draw:text-box>
          <text:p text:style-name="MP15"><text:span text:style-name="MT17">Haga clic para editar el estilo de subtítulo del patrón</text:span></text:p>
        </draw:text-box>
      </draw:frame>
      <draw:frame draw:name="Marcador de fecha 3" presentation:style-name="Mpr81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8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81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1-title-Diapositiva-de-título-title" draw:layer="backgroundobjects" svg:width="14.848cm" svg:height="11.136cm" svg:x="3.075cm" svg:y="2.257cm" presentation:class="page"/>
        <draw:frame draw:name="Marcador de nota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2-obj-Título-y-objetos" style:page-layout-name="PM1" draw:style-name="Mdp1">
      <draw:custom-shape draw:name="Forma libr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85" draw:text-style-name="MP3" draw:layer="backgroundobjects" svg:width="24.599cm" svg:height="3.507cm" svg:x="2cm" svg:y="0.836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contenido 2" presentation:style-name="Mpr86" draw:text-style-name="MP3" draw:layer="backgroundobjects" svg:width="24cm" svg:height="12.18cm" svg:x="2cm" svg:y="6cm" presentation:class="title">
        <draw:text-box>
          <text:p text:style-name="MP14"><text:span text:style-name="MT16">Editar el estilo de texto del patrón</text:span><text:span text:style-name="MT16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3" presentation:style-name="Mpr87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88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87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2-obj-Título-y-objetos-title" draw:layer="backgroundobjects" svg:width="14.848cm" svg:height="11.136cm" svg:x="3.075cm" svg:y="2.257cm" presentation:class="page"/>
        <draw:frame draw:name="Marcador de nota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3-secHead-Encabezado-de-sección" style:page-layout-name="PM1" draw:style-name="Mdp1">
      <draw:custom-shape draw:name="Forma libr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91" draw:text-style-name="MP3" draw:layer="backgroundobjects" svg:width="24.152cm" svg:height="8.736cm" svg:x="1.909cm" svg:y="5.234cm" presentation:class="title">
        <draw:text-box>
          <text:p text:style-name="MP12"><text:span text:style-name="MT8">Haga clic para modificar el estilo de título del patrón</text:span></text:p>
        </draw:text-box>
      </draw:frame>
      <draw:frame draw:name="Marcador de texto 2" presentation:style-name="Mpr92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14"><text:span text:style-name="MT19">Editar el estilo de texto del patrón</text:span></text:p>
            </text:list-item>
          </text:list>
        </draw:text-box>
      </draw:frame>
      <draw:frame draw:name="Marcador de fecha 3" presentation:style-name="Mpr93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94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93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3-secHead-Encabezado-de-sección-title" draw:layer="backgroundobjects" svg:width="14.848cm" svg:height="11.136cm" svg:x="3.075cm" svg:y="2.257cm" presentation:class="page"/>
        <draw:frame draw:name="Marcador de notas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4-twoObj-Dos-objetos" style:page-layout-name="PM1" draw:style-name="Mdp1">
      <draw:custom-shape draw:name="Forma libr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97" draw:text-style-name="MP3" draw:layer="backgroundobjects" svg:width="24.599cm" svg:height="3.507cm" svg:x="2cm" svg:y="0.836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contenido 2" presentation:style-name="Mpr98" draw:text-style-name="MP3" draw:layer="backgroundobjects" svg:width="11.787cm" svg:height="12.18cm" svg:x="2.002cm" svg:y="6.002cm" presentation:class="title">
        <draw:text-box>
          <text:p text:style-name="MP14"><text:span text:style-name="MT16">Editar el estilo de texto del patrón</text:span><text:span text:style-name="MT16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contenido 3" presentation:style-name="Mpr98" draw:text-style-name="MP3" draw:layer="backgroundobjects" svg:width="11.787cm" svg:height="12.18cm" svg:x="14.213cm" svg:y="6.002cm" presentation:class="title">
        <draw:text-box>
          <text:p text:style-name="MP14"><text:span text:style-name="MT16">Editar el estilo de texto del patrón</text:span><text:span text:style-name="MT16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4" presentation:style-name="Mpr99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5" presentation:style-name="Mpr10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6" presentation:style-name="Mpr99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4-twoObj-Dos-objetos-title" draw:layer="backgroundobjects" svg:width="14.848cm" svg:height="11.136cm" svg:x="3.075cm" svg:y="2.257cm" presentation:class="page"/>
        <draw:frame draw:name="Marcador de notas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5-twoTxTwoObj-Comparación" style:page-layout-name="PM1" draw:style-name="Mdp1">
      <draw:custom-shape draw:name="Forma libre 9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03" draw:text-style-name="MP3" draw:layer="backgroundobjects" svg:width="24.152cm" svg:height="4.057cm" svg:x="1.927cm" svg:y="1.12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texto 2" presentation:style-name="Mpr104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14"><text:span text:style-name="MT20">Editar el estilo de texto del patrón</text:span></text:p>
            </text:list-item>
          </text:list>
        </draw:text-box>
      </draw:frame>
      <draw:frame draw:name="Marcador de contenido 3" presentation:style-name="Mpr105" draw:text-style-name="MP3" draw:layer="backgroundobjects" svg:width="11.849cm" svg:height="11.284cm" svg:x="1.927cm" svg:y="7.669cm" presentation:class="title">
        <draw:text-box>
          <text:p text:style-name="MP14"><text:span text:style-name="MT16">Editar el estilo de texto del patrón</text:span><text:span text:style-name="MT16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texto 4" presentation:style-name="Mpr104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14"><text:span text:style-name="MT20">Editar el estilo de texto del patrón</text:span></text:p>
            </text:list-item>
          </text:list>
        </draw:text-box>
      </draw:frame>
      <draw:frame draw:name="Marcador de contenido 5" presentation:style-name="Mpr105" draw:text-style-name="MP3" draw:layer="backgroundobjects" svg:width="11.902cm" svg:height="11.284cm" svg:x="14.177cm" svg:y="7.669cm" presentation:class="title">
        <draw:text-box>
          <text:p text:style-name="MP14"><text:span text:style-name="MT16">Editar el estilo de texto del patrón</text:span><text:span text:style-name="MT16"><text:line-break/></text:span><text:span text:style-name="MT3">Segundo nivel</text:span><text:span text:style-name="MT3"><text:line-break/></text:span><text:span text:style-name="MT4">Tercer nivel</text:span><text:span text:style-name="MT4"><text:line-break/></text:span><text:span text:style-name="MT5">Cuarto nivel</text:span><text:span text:style-name="MT5"><text:line-break/></text:span><text:span text:style-name="MT5">Quinto nivel</text:span></text:p>
        </draw:text-box>
      </draw:frame>
      <draw:frame draw:name="Marcador de fecha 6" presentation:style-name="Mpr106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7" presentation:style-name="Mpr107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8" presentation:style-name="Mpr106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5-twoTxTwoObj-Comparación-title" draw:layer="backgroundobjects" svg:width="14.848cm" svg:height="11.136cm" svg:x="3.075cm" svg:y="2.257cm" presentation:class="page"/>
        <draw:frame draw:name="Marcador de nota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6-titleOnly-Solo-el-título" style:page-layout-name="PM1" draw:style-name="Mdp1">
      <draw:custom-shape draw:name="Forma libre 5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10" draw:text-style-name="MP3" draw:layer="backgroundobjects" svg:width="24.599cm" svg:height="3.507cm" svg:x="2cm" svg:y="0.836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fecha 2" presentation:style-name="Mpr111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3" presentation:style-name="Mpr11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4" presentation:style-name="Mpr111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6-titleOnly-Solo-el-título-title" draw:layer="backgroundobjects" svg:width="14.848cm" svg:height="11.136cm" svg:x="3.075cm" svg:y="2.257cm" presentation:class="page"/>
        <draw:frame draw:name="Marcador de nota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7-blank-En-blanco" style:page-layout-name="PM1" draw:style-name="Mdp1">
      <draw:custom-shape draw:name="Forma libre 4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Marcador de fecha 1" presentation:style-name="Mpr115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2" presentation:style-name="Mpr11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3" presentation:style-name="Mpr115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draw:frame presentation:style-name="Master2-Layout7-blank-En-blanco-title" draw:layer="backgroundobjects" svg:width="25.2cm" svg:height="3.505cm" svg:x="1.4cm" svg:y="0.837cm" presentation:class="title" presentation:placeholder="true">
        <draw:text-box/>
      </draw:frame>
      <draw:frame presentation:style-name="Master2-Layout7-blank-En-blanc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Marcador de imagen de diapositiva 1" presentation:style-name="Master2-Layout7-blank-En-blanco-title" draw:layer="backgroundobjects" svg:width="14.848cm" svg:height="11.136cm" svg:x="3.075cm" svg:y="2.257cm" presentation:class="page"/>
        <draw:frame draw:name="Marcador de notas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8-objTx-Contenido-con-título" style:page-layout-name="PM1" draw:style-name="Mdp1">
      <draw:custom-shape draw:name="Forma libr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19" draw:text-style-name="MP3" draw:layer="backgroundobjects" svg:width="9.031cm" svg:height="4.904cm" svg:x="1.927cm" svg:y="1.398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contenido 2" presentation:style-name="Mpr120" draw:text-style-name="MP3" draw:layer="backgroundobjects" svg:width="14.173cm" svg:height="14.923cm" svg:x="11.906cm" svg:y="3.025cm" presentation:class="title">
        <draw:text-box>
          <text:p text:style-name="MP14"><text:span text:style-name="MT21">Editar el estilo de texto del patrón</text:span><text:span text:style-name="MT21"><text:line-break/></text:span><text:span text:style-name="MT14">Segundo nivel</text:span><text:span text:style-name="MT14"><text:line-break/></text:span><text:span text:style-name="MT3">Tercer nivel</text:span><text:span text:style-name="MT3"><text:line-break/></text:span><text:span text:style-name="MT4">Cuarto nivel</text:span><text:span text:style-name="MT4"><text:line-break/></text:span><text:span text:style-name="MT4">Quinto nivel</text:span></text:p>
        </draw:text-box>
      </draw:frame>
      <draw:frame draw:name="Marcador de texto 3" presentation:style-name="Mpr12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4"><text:span text:style-name="MT22">Editar el estilo de texto del patrón</text:span></text:p>
            </text:list-item>
          </text:list>
        </draw:text-box>
      </draw:frame>
      <draw:frame draw:name="Marcador de fecha 4" presentation:style-name="Mpr122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5" presentation:style-name="Mpr123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6" presentation:style-name="Mpr122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8-objTx-Contenido-con-título-title" draw:layer="backgroundobjects" svg:width="14.848cm" svg:height="11.136cm" svg:x="3.075cm" svg:y="2.257cm" presentation:class="page"/>
        <draw:frame draw:name="Marcador de notas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9-picTx-Imagen-con-título" style:page-layout-name="PM1" draw:style-name="Mdp1">
      <draw:custom-shape draw:name="Forma libre 7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26" draw:text-style-name="MP3" draw:layer="backgroundobjects" svg:width="9.031cm" svg:height="4.904cm" svg:x="1.927cm" svg:y="1.398cm" presentation:class="title">
        <draw:text-box>
          <text:p text:style-name="MP12"><text:span text:style-name="MT12">Haga clic para modificar el estilo de título del patrón</text:span></text:p>
        </draw:text-box>
      </draw:frame>
      <draw:frame draw:name="Marcador de posición de imagen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Marcador de texto 3" presentation:style-name="Mpr12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14"><text:span text:style-name="MT22">Editar el estilo de texto del patrón</text:span></text:p>
            </text:list-item>
          </text:list>
        </draw:text-box>
      </draw:frame>
      <draw:frame draw:name="Marcador de fecha 4" presentation:style-name="Mpr129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5" presentation:style-name="Mpr130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6" presentation:style-name="Mpr129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9-picTx-Imagen-con-título-title" draw:layer="backgroundobjects" svg:width="14.848cm" svg:height="11.136cm" svg:x="3.075cm" svg:y="2.257cm" presentation:class="page"/>
        <draw:frame draw:name="Marcador de notas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10-vertTx-Título-y-texto-vertical" style:page-layout-name="PM1" draw:style-name="Mdp1">
      <draw:custom-shape draw:name="Forma libr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1" presentation:style-name="Mpr133" draw:text-style-name="MP3" draw:layer="backgroundobjects" svg:width="24.599cm" svg:height="3.507cm" svg:x="2cm" svg:y="0.836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texto vertical 2" presentation:style-name="Mpr134" draw:text-style-name="MP13" draw:layer="backgroundobjects" svg:width="24cm" svg:height="12.18cm" svg:x="2cm" svg:y="6cm" presentation:class="outline">
        <draw:text-box>
          <text:list text:style-name="ML2">
            <text:list-item>
              <text:p text:style-name="MP14"><text:span text:style-name="MT16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35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136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135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10-vertTx-Título-y-texto-vertical-title" draw:layer="backgroundobjects" svg:width="14.848cm" svg:height="11.136cm" svg:x="3.075cm" svg:y="2.257cm" presentation:class="page"/>
        <draw:frame draw:name="Marcador de notas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  <style:master-page style:name="Master2-Layout11-vertTitleAndTx-Título-vertical-y-texto" style:page-layout-name="PM1" draw:style-name="Mdp1">
      <draw:custom-shape draw:name="Forma libre 6" draw:style-name="Mgr3" draw:text-style-name="MP9" draw:layer="Master2-bg" svg:width="1.4cm" svg:height="3cm" svg:x="0cm" svg:y="0.8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ítulo vertical 1" presentation:style-name="Mpr139" draw:text-style-name="MP13" draw:layer="backgroundobjects" svg:width="6.147cm" svg:height="17.343cm" svg:x="20.452cm" svg:y="0.838cm" presentation:class="title">
        <draw:text-box>
          <text:p text:style-name="MP12"><text:span text:style-name="MT18">Haga clic para modificar el estilo de título del patrón</text:span></text:p>
        </draw:text-box>
      </draw:frame>
      <draw:frame draw:name="Marcador de texto vertical 2" presentation:style-name="Mpr140" draw:text-style-name="MP13" draw:layer="backgroundobjects" svg:width="18.027cm" svg:height="17.343cm" svg:x="2.002cm" svg:y="0.838cm" presentation:class="outline">
        <draw:text-box>
          <text:list text:style-name="ML2">
            <text:list-item>
              <text:p text:style-name="MP14"><text:span text:style-name="MT16">Editar el estilo de texto del patrón</text:span></text:p>
              <text:list>
                <text:list-item>
                  <text:p text:style-name="MP5"><text:span text:style-name="MT3">Segundo nivel</text:span></text:p>
                  <text:list>
                    <text:list-item>
                      <text:p text:style-name="MP6"><text:span text:style-name="MT4">Tercer nivel</text:span></text:p>
                      <text:list>
                        <text:list-item>
                          <text:p text:style-name="MP7"><text:span text:style-name="MT5">Cuarto nivel</text:span></text:p>
                          <text:list>
                            <text:list-item>
                              <text:p text:style-name="MP8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141" draw:text-style-name="MP3" draw:layer="backgroundobjects" svg:width="6.523cm" svg:height="1.448cm" svg:x="1.4cm" svg:y="19.13cm" presentation:class="date-time">
        <draw:text-box>
          <text:p/>
        </draw:text-box>
      </draw:frame>
      <draw:frame draw:name="Marcador de pie de página 4" presentation:style-name="Mpr142" draw:text-style-name="MP3" draw:layer="backgroundobjects" svg:width="8.875cm" svg:height="1.448cm" svg:x="9.576cm" svg:y="19.13cm" presentation:class="footer">
        <draw:text-box>
          <text:p/>
        </draw:text-box>
      </draw:frame>
      <draw:frame draw:name="Marcador de número de diapositiva 5" presentation:style-name="Mpr141" draw:text-style-name="MP3" draw:layer="backgroundobjects" svg:width="6.523cm" svg:height="1.448cm" svg:x="20.076cm" svg:y="19.13cm" presentation:class="page-number">
        <draw:text-box>
          <text:p text:style-name="MP2"><text:span text:style-name="MT6"><text:page-number>2</text:page-number></text:span><text:span text:style-name="MT6"><text:s/>/</text:span></text:p>
        </draw:text-box>
      </draw:frame>
      <presentation:notes style:page-layout-name="PM0">
        <draw:page-thumbnail draw:name="Marcador de imagen de diapositiva 1" presentation:style-name="Master2-Layout11-vertTitleAndTx-Título-vertical-y-texto-title" draw:layer="backgroundobjects" svg:width="14.848cm" svg:height="11.136cm" svg:x="3.075cm" svg:y="2.257cm" presentation:class="page"/>
        <draw:frame draw:name="Marcador de notas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Marcador de encabezado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Marcador de fecha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Marcador de pie de página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Marcador de número de diapositiva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7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Impress</dc:title>
    <meta:creation-date>2019-10-07T18:34:38Z</meta:creation-date>
    <dc:date>2022-07-11T16:51:11.970922822</dc:date>
    <meta:editing-cycles>19</meta:editing-cycles>
    <meta:editing-duration>PT4H8M</meta:editing-duration>
    <meta:document-statistic meta:object-count="355"/>
  </office:meta>
</office:document-meta>
</file>